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System/Basis</text:p>
          </table:table-cell>
          <table:table-cell office:value-type="string">
            <text:p>1T4P</text:p>
          </table:table-cell>
          <table:table-cell office:value-type="string">
            <text:p>2T2P</text:p>
          </table:table-cell>
          <table:table-cell office:value-type="string">
            <text:p>4T1P</text:p>
          </table:table-cell>
          <table:table-cell office:value-type="string">
            <text:p>2T1P</text:p>
          </table:table-cell>
          <table:table-cell office:value-type="string">
            <text:p>1T1P</text:p>
          </table:table-cell>
        </table:table-row>
        <table:table-row table:style-name="ro1">
          <table:table-cell office:value-type="string">
            <text:p>H2O/sto-3g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float" office:value="0.49">
            <text:p>0.49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1.21">
            <text:p>1.21</text:p>
          </table:table-cell>
        </table:table-row>
        <table:table-row table:style-name="ro1">
          <table:table-cell/>
          <table:table-cell table:style-name="ce2" office:value-type="float" office:value="1.31">
            <text:p>1.31</text:p>
          </table:table-cell>
          <table:table-cell table:style-name="ce2" office:value-type="float" office:value="1.07">
            <text:p>1.07</text:p>
          </table:table-cell>
          <table:table-cell table:style-name="ce2" office:value-type="float" office:value="0.87">
            <text:p>0.87</text:p>
          </table:table-cell>
          <table:table-cell table:style-name="ce2" office:value-type="float" office:value="1.66">
            <text:p>1.66</text:p>
          </table:table-cell>
          <table:table-cell table:style-name="ce2"/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 office:value-type="string">
            <text:p>H2O/6-31g(d,p)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float" office:value="18.51">
            <text:p>18.51</text:p>
          </table:table-cell>
          <table:table-cell table:style-name="ce2" office:value-type="float" office:value="33.41">
            <text:p>33.41</text:p>
          </table:table-cell>
          <table:table-cell table:style-name="ce2" office:value-type="float" office:value="59">
            <text:p>59.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office:value-type="float" office:value="34.19">
            <text:p>34.19</text:p>
          </table:table-cell>
          <table:table-cell table:style-name="ce2" office:value-type="float" office:value="75.66">
            <text:p>75.66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sto-3g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0.92">
            <text:p>0.92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/>
          <table:table-cell office:value-type="float" office:value="3.28">
            <text:p>3.28</text:p>
          </table:table-cell>
          <table:table-cell office:value-type="float" office:value="1.11">
            <text:p>1.11</text:p>
          </table:table-cell>
          <table:table-cell office:value-type="float" office:value="0.86">
            <text:p>0.86</text:p>
          </table:table-cell>
          <table:table-cell office:value-type="float" office:value="2.15">
            <text:p>2.1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6-31g(d,p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9.35">
            <text:p>169.35</text:p>
          </table:table-cell>
          <table:table-cell/>
          <table:table-cell office:value-type="float" office:value="40.46">
            <text:p>40.46</text:p>
          </table:table-cell>
          <table:table-cell table:number-columns-repeated="2"/>
        </table:table-row>
      </table:table>
      <table:table table:name="Sheet5" table:style-name="ta1" table:print="false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>
            <text:p>Benz, Bluegene/P, X10 2.0.5</text:p>
          </table:table-cell>
          <table:table-cell table:number-columns-repeated="6"/>
        </table:table-row>
        <table:table-row table:style-name="ro1">
          <table:table-cell office:value-type="string">
            <text:p>Time in sec</text:p>
          </table:table-cell>
          <table:table-cell table:number-columns-repeated="6"/>
        </table:table-row>
        <table:table-row table:style-name="ro1">
          <table:table-cell table:style-name="ce3" office:value-type="string">
            <text:p>N</text:p>
          </table:table-cell>
          <table:table-cell table:style-name="ce4" office:value-type="string" table:number-columns-spanned="2" table:number-rows-spanned="1">
            <text:p>compute</text:p>
          </table:table-cell>
          <table:covered-table-cell table:style-name="ce3"/>
          <table:table-cell table:style-name="ce4" office:value-type="string" table:number-columns-spanned="2" table:number-rows-spanned="1">
            <text:p>setup+sum</text:p>
          </table:table-cell>
          <table:covered-table-cell table:style-name="ce3"/>
          <table:table-cell table:style-name="ce4" office:value-type="string" table:number-columns-spanned="2" table:number-rows-spanned="1">
            <text:p>Non-compute</text:p>
          </table:table-cell>
          <table:covered-table-cell table:style-name="ce3"/>
        </table:table-row>
        <table:table-row table:style-name="ro1">
          <table:table-cell table:style-name="ce3"/>
          <table:table-cell table:style-name="ce3" office:value-type="string">
            <text:p>sto</text:p>
          </table:table-cell>
          <table:table-cell table:style-name="ce3" office:value-type="float" office:value="321">
            <text:p>321</text:p>
          </table:table-cell>
          <table:table-cell table:style-name="ce3" office:value-type="string">
            <text:p>sto</text:p>
          </table:table-cell>
          <table:table-cell table:style-name="ce3" office:value-type="float" office:value="321">
            <text:p>321</text:p>
          </table:table-cell>
          <table:table-cell table:style-name="ce3" office:value-type="string">
            <text:p>sto</text:p>
          </table:table-cell>
          <table:table-cell table:style-name="ce3" office:value-type="float" office:value="321">
            <text:p>321</text:p>
          </table:table-cell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3" table:number-columns-repeated="6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float" office:value="7.3">
            <text:p>7.3</text:p>
          </table:table-cell>
          <table:table-cell table:style-name="ce3" office:value-type="float" office:value="7.6">
            <text:p>7.6</text:p>
          </table:table-cell>
          <table:table-cell table:style-name="ce3" office:value-type="string">
            <text:p>11.4+19.8</text:p>
          </table:table-cell>
          <table:table-cell table:style-name="ce3" office:value-type="string">
            <text:p>66.9+35.2</text:p>
          </table:table-cell>
          <table:table-cell table:style-name="ce3" table:formula="oooc:=11.4+19.8" office:value-type="float" office:value="31.2">
            <text:p>31.2</text:p>
          </table:table-cell>
          <table:table-cell table:style-name="ce3" table:formula="oooc:=66.9+35.2" office:value-type="float" office:value="102.1">
            <text:p>102.1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float" office:value="12.8">
            <text:p>12.8</text:p>
          </table:table-cell>
          <table:table-cell table:style-name="ce3" office:value-type="float" office:value="12.1">
            <text:p>12.1</text:p>
          </table:table-cell>
          <table:table-cell table:style-name="ce3" office:value-type="string">
            <text:p>5.6+9.8</text:p>
          </table:table-cell>
          <table:table-cell table:style-name="ce3" office:value-type="string">
            <text:p>32.5+17.2</text:p>
          </table:table-cell>
          <table:table-cell table:style-name="ce3" table:formula="oooc:=5.6+9.8" office:value-type="float" office:value="15.4">
            <text:p>15.4</text:p>
          </table:table-cell>
          <table:table-cell table:style-name="ce3" table:formula="oooc:=32.5+17.2" office:value-type="float" office:value="49.7">
            <text:p>49.7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9.3">
            <text:p>19.3</text:p>
          </table:table-cell>
          <table:table-cell table:style-name="ce3" office:value-type="float" office:value="18.2">
            <text:p>18.2</text:p>
          </table:table-cell>
          <table:table-cell table:style-name="ce3" office:value-type="string">
            <text:p>2.7+4.8</text:p>
          </table:table-cell>
          <table:table-cell table:style-name="ce3" office:value-type="string">
            <text:p>16.1+8.5</text:p>
          </table:table-cell>
          <table:table-cell table:style-name="ce3" table:formula="oooc:=2.7+4.8" office:value-type="float" office:value="7.5">
            <text:p>7.5</text:p>
          </table:table-cell>
          <table:table-cell table:style-name="ce3" table:formula="oooc:=16.1+8.5" office:value-type="float" office:value="24.6">
            <text:p>24.6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34.2">
            <text:p>34.2</text:p>
          </table:table-cell>
          <table:table-cell table:style-name="ce3" office:value-type="float" office:value="30.9">
            <text:p>30.9</text:p>
          </table:table-cell>
          <table:table-cell table:style-name="ce3" office:value-type="string">
            <text:p>1.3+2.7</text:p>
          </table:table-cell>
          <table:table-cell table:style-name="ce3" office:value-type="string">
            <text:p>7.9+4.1</text:p>
          </table:table-cell>
          <table:table-cell table:style-name="ce3" table:formula="oooc:=1.3+2.7" office:value-type="float" office:value="4">
            <text:p>4</text:p>
          </table:table-cell>
          <table:table-cell table:style-name="ce3" table:formula="oooc:=7.9+4.1" office:value-type="float" office:value="12">
            <text:p>12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52.1">
            <text:p>52.1</text:p>
          </table:table-cell>
          <table:table-cell table:style-name="ce3" office:value-type="float" office:value="50.3">
            <text:p>50.3</text:p>
          </table:table-cell>
          <table:table-cell table:style-name="ce3" office:value-type="string">
            <text:p>0.6+1.1</text:p>
          </table:table-cell>
          <table:table-cell table:style-name="ce3" office:value-type="string">
            <text:p>3.6+1.9</text:p>
          </table:table-cell>
          <table:table-cell table:style-name="ce3" table:formula="oooc:=0.6+1.1" office:value-type="float" office:value="1.7">
            <text:p>1.7</text:p>
          </table:table-cell>
          <table:table-cell table:style-name="ce3" table:formula="oooc:=3.6+1.9" office:value-type="float" office:value="5.5">
            <text:p>5.5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61.3">
            <text:p>61.3</text:p>
          </table:table-cell>
          <table:table-cell table:style-name="ce3" office:value-type="float" office:value="69.8">
            <text:p>69.8</text:p>
          </table:table-cell>
          <table:table-cell table:style-name="ce3" office:value-type="string">
            <text:p>0.2+0.5</text:p>
          </table:table-cell>
          <table:table-cell table:style-name="ce3" office:value-type="string">
            <text:p>1.8+0.9</text:p>
          </table:table-cell>
          <table:table-cell table:style-name="ce3" table:formula="oooc:=0.2+0.5" office:value-type="float" office:value="0.7">
            <text:p>0.7</text:p>
          </table:table-cell>
          <table:table-cell table:style-name="ce3" table:formula="oooc:=1.8+0.9" office:value-type="float" office:value="2.7">
            <text:p>2.7</text:p>
          </table:table-cell>
        </table:table-row>
        <table:table-row table:style-name="ro1">
          <table:table-cell>
            <draw:frame table:end-cell-address="Sheet5.G29" table:end-x="2.203cm" table:end-y="0.45cm" draw:z-index="0" draw:style-name="gr1" svg:width="15.539cm" svg:height="7.839cm" svg:x="0.212cm" svg:y="0.259cm">
              <draw:object draw:notify-on-update-of-ranges="Sheet5.B4:Sheet5.B4 Sheet5.B6:Sheet5.B11 Sheet5.A6:Sheet5.A11 Sheet5.F3:Sheet5.F3 Sheet5.F6:Sheet5.F11 Sheet5.A6:Sheet5.A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17">
          <table:table-cell table:number-columns-repeated="7"/>
        </table:table-row>
        <table:table-row table:style-name="ro1">
          <table:table-cell>
            <draw:frame table:end-cell-address="Sheet5.G50" table:end-x="2.231cm" table:end-y="0.133cm" draw:z-index="1" draw:style-name="gr1" svg:width="15.455cm" svg:height="9.057cm" svg:x="0.324cm" svg:y="0.073cm">
              <draw:object draw:notify-on-update-of-ranges="Sheet5.C4:Sheet5.C4 Sheet5.C6:Sheet5.C11 Sheet5.A6:Sheet5.A11 Sheet5.F3:Sheet5.F3 Sheet5.G6:Sheet5.G11 Sheet5.A6:Sheet5.A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x10qm</text:p>
          </table:table-cell>
          <table:table-cell office:value-type="string">
            <text:p>GAMESS</text:p>
          </table:table-cell>
          <table:table-cell office:value-type="string">
            <text:p>x10qm–slow</text:p>
          </table:table-cell>
          <table:table-cell office:value-type="string">
            <text:p>nBf</text:p>
          </table:table-cell>
          <table:table-cell/>
        </table:table-row>
        <table:table-row table:style-name="ro1">
          <table:table-cell office:value-type="string">
            <text:p>benz-321</text:p>
          </table:table-cell>
          <table:table-cell office:value-type="float" office:value="36783.48">
            <text:p>36783.48</text:p>
          </table:table-cell>
          <table:table-cell office:value-type="float" office:value="11231185">
            <text:p>11231185</text:p>
          </table:table-cell>
          <table:table-cell table:formula="oooc:=[.C3]/[.B3]" office:value-type="float" office:value="305.33231222277">
            <text:p>305.3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h2co-321</text:p>
          </table:table-cell>
          <table:table-cell office:value-type="float" office:value="32131">
            <text:p>32131</text:p>
          </table:table-cell>
          <table:table-cell office:value-type="float" office:value="127010">
            <text:p>127010</text:p>
          </table:table-cell>
          <table:table-cell table:formula="oooc:=[.C4]/[.B4]" office:value-type="float" office:value="3.95288039587937">
            <text:p>3.9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h2co-dp</text:p>
          </table:table-cell>
          <table:table-cell office:value-type="float" office:value="14635.21">
            <text:p>14635.21</text:p>
          </table:table-cell>
          <table:table-cell office:value-type="float" office:value="1155860">
            <text:p>1155860</text:p>
          </table:table-cell>
          <table:table-cell table:formula="oooc:=[.C5]/[.B5]" office:value-type="float" office:value="78.9780262804565">
            <text:p>78.9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nh3-dp</text:p>
          </table:table-cell>
          <table:table-cell office:value-type="float" office:value="18057.5">
            <text:p>18057.5</text:p>
          </table:table-cell>
          <table:table-cell office:value-type="float" office:value="59720">
            <text:p>59720</text:p>
          </table:table-cell>
          <table:table-cell table:formula="oooc:=[.C6]/[.B6]" office:value-type="float" office:value="3.30721306936176">
            <text:p>3.3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enz-321</text:p>
          </table:table-cell>
          <table:table-cell office:value-type="float" office:value="42161">
            <text:p>42161</text:p>
          </table:table-cell>
          <table:table-cell office:value-type="float" office:value="11231185">
            <text:p>11231185</text:p>
          </table:table-cell>
          <table:table-cell table:formula="oooc:=[.C8]/[.B8]" office:value-type="float" office:value="266.388012618297">
            <text:p>266.39</text:p>
          </table:table-cell>
          <table:table-cell/>
          <table:table-cell office:value-type="string">
            <text:p>(change HashMap to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2901">
            <text:p>42901</text:p>
          </table:table-cell>
          <table:table-cell office:value-type="float" office:value="11231185">
            <text:p>11231185</text:p>
          </table:table-cell>
          <table:table-cell table:formula="oooc:=[.C9]/[.B9]" office:value-type="float" office:value="261.793081746346">
            <text:p>261.79</text:p>
          </table:table-cell>
          <table:table-cell/>
          <table:table-cell office:value-type="string">
            <text:p>(avoid method call to set JK element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4461">
            <text:p>44461</text:p>
          </table:table-cell>
          <table:table-cell office:value-type="float" office:value="11231185">
            <text:p>11231185</text:p>
          </table:table-cell>
          <table:table-cell table:formula="oooc:=[.C10]/[.B10]" office:value-type="float" office:value="252.607566181597">
            <text:p>252.61</text:p>
          </table:table-cell>
          <table:table-cell/>
          <table:table-cell office:value-type="string">
            <text:p>(tightened mdHrr , less re calcul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8586">
            <text:p>48586</text:p>
          </table:table-cell>
          <table:table-cell office:value-type="float" office:value="11231185">
            <text:p>11231185</text:p>
          </table:table-cell>
          <table:table-cell table:formula="oooc:=[.C11]/[.B11]" office:value-type="float" office:value="231.160931132425">
            <text:p>231.16</text:p>
          </table:table-cell>
          <table:table-cell/>
          <table:table-cell office:value-type="string">
            <text:p>(changed loop structure for settings elements of JK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2701">
            <text:p>62701</text:p>
          </table:table-cell>
          <table:table-cell office:value-type="float" office:value="11231185">
            <text:p>11231185</text:p>
          </table:table-cell>
          <table:table-cell table:formula="oooc:=[.C12]/[.B12]" office:value-type="float" office:value="179.122900751184">
            <text:p>179.12</text:p>
          </table:table-cell>
          <table:table-cell/>
          <table:table-cell office:value-type="string">
            <text:p>(use LocalRectArray when computing &lt;ij|kl&gt;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4351">
            <text:p>64351</text:p>
          </table:table-cell>
          <table:table-cell office:value-type="float" office:value="11231185">
            <text:p>11231185</text:p>
          </table:table-cell>
          <table:table-cell table:formula="oooc:=[.C13]/[.B13]" office:value-type="float" office:value="174.530077232677">
            <text:p>174.53</text:p>
          </table:table-cell>
          <table:table-cell/>
          <table:table-cell office:value-type="string">
            <text:p>(make Matrix to use LocalRect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6090">
            <text:p>66090</text:p>
          </table:table-cell>
          <table:table-cell office:value-type="float" office:value="11231185">
            <text:p>11231185</text:p>
          </table:table-cell>
          <table:table-cell table:formula="oooc:=[.C14]/[.B14]" office:value-type="float" office:value="169.937736420033">
            <text:p>169.94</text:p>
          </table:table-cell>
          <table:table-cell/>
          <table:table-cell office:value-type="string">
            <text:p>(unfold P-type integral, mdRecurse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74102">
            <text:p>74102</text:p>
          </table:table-cell>
          <table:table-cell office:value-type="float" office:value="11231185">
            <text:p>11231185</text:p>
          </table:table-cell>
          <table:table-cell table:formula="oooc:=[.C15]/[.B15]" office:value-type="float" office:value="151.563857925562">
            <text:p>151.56</text:p>
          </table:table-cell>
          <table:table-cell/>
          <table:table-cell office:value-type="string">
            <text:p>(few more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1512">
            <text:p>81512</text:p>
          </table:table-cell>
          <table:table-cell office:value-type="float" office:value="11231185">
            <text:p>11231185</text:p>
          </table:table-cell>
          <table:table-cell table:formula="oooc:=[.C16]/[.B16]" office:value-type="float" office:value="137.785663460595">
            <text:p>137.79</text:p>
          </table:table-cell>
          <table:table-cell/>
          <table:table-cell office:value-type="string">
            <text:p>(use sqrt instead of pow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2059">
            <text:p>82059</text:p>
          </table:table-cell>
          <table:table-cell office:value-type="float" office:value="11231185">
            <text:p>11231185</text:p>
          </table:table-cell>
          <table:table-cell table:formula="oooc:=[.C17]/[.B17]" office:value-type="float" office:value="136.867193117147">
            <text:p>136.87</text:p>
          </table:table-cell>
          <table:table-cell/>
          <table:table-cell office:value-type="string">
            <text:p>(small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99405">
            <text:p>99405</text:p>
          </table:table-cell>
          <table:table-cell office:value-type="float" office:value="11231185">
            <text:p>11231185</text:p>
          </table:table-cell>
          <table:table-cell table:formula="oooc:=[.C18]/[.B18]" office:value-type="float" office:value="112.984105427292">
            <text:p>112.98</text:p>
          </table:table-cell>
          <table:table-cell/>
          <table:table-cell office:value-type="string">
            <text:p>(init pcdint using raw(), better transfer this to 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01890">
            <text:p>101890</text:p>
          </table:table-cell>
          <table:table-cell office:value-type="float" office:value="11231185">
            <text:p>11231185</text:p>
          </table:table-cell>
          <table:table-cell table:formula="oooc:=[.C19]/[.B19]" office:value-type="float" office:value="110.228530768476">
            <text:p>110.23</text:p>
          </table:table-cell>
          <table:table-cell/>
          <table:table-cell office:value-type="string">
            <text:p>(convert to Rail in ShellList instead of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22268">
            <text:p>122268</text:p>
          </table:table-cell>
          <table:table-cell office:value-type="float" office:value="11231185">
            <text:p>11231185</text:p>
          </table:table-cell>
          <table:table-cell table:formula="oooc:=[.C20]/[.B20]" office:value-type="float" office:value="91.8571089737298">
            <text:p>91.86</text:p>
          </table:table-cell>
          <table:table-cell/>
          <table:table-cell office:value-type="string">
            <text:p>(different loop structure, shell index instead of atom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2641">
            <text:p>212641</text:p>
          </table:table-cell>
          <table:table-cell office:value-type="float" office:value="11231185">
            <text:p>11231185</text:p>
          </table:table-cell>
          <table:table-cell table:formula="oooc:=[.C21]/[.B21]" office:value-type="float" office:value="52.8175892701784">
            <text:p>52.82</text:p>
          </table:table-cell>
          <table:table-cell/>
          <table:table-cell office:value-type="string">
            <text:p>(added a condition for skipping integral evalu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4506">
            <text:p>214506</text:p>
          </table:table-cell>
          <table:table-cell office:value-type="float" office:value="11231185">
            <text:p>11231185</text:p>
          </table:table-cell>
          <table:table-cell table:formula="oooc:=[.C22]/[.B22]" office:value-type="float" office:value="52.3583722599834">
            <text:p>52.36</text:p>
          </table:table-cell>
          <table:table-cell/>
          <table:table-cell office:value-type="string">
            <text:p>(tiny tweaks)</text:p>
          </table:table-cell>
        </table:table-row>
      </table:table>
      <table:table table:name="Sheet3" table:style-name="ta1" table:print="false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 office:value-type="string">
            <text:p>nBf</text:p>
          </table:table-cell>
          <table:table-cell office:value-type="string">
            <text:p>Tgmat</text:p>
          </table:table-cell>
          <table:table-cell/>
          <table:table-cell>
            <draw:frame table:end-cell-address="Sheet3.N34" table:end-x="0.503cm" table:end-y="0.213cm" draw:z-index="0" draw:style-name="gr1" svg:width="20.724cm" svg:height="14.535cm" svg:x="0.102cm" svg:y="0.074cm">
              <draw:object draw:notify-on-update-of-ranges="Sheet3.C2:Sheet3.C2 Sheet3.C3:Sheet3.C11 Sheet3.B3:Sheet3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2-dp</text:p>
          </table:table-cell>
          <table:table-cell office:value-type="float" office:value="10">
            <text:p>10</text:p>
          </table:table-cell>
          <table:table-cell office:value-type="float" office:value="0.016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H2o-321</text:p>
          </table:table-cell>
          <table:table-cell office:value-type="float" office:value="13">
            <text:p>13</text:p>
          </table:table-cell>
          <table:table-cell office:value-type="float" office:value="0.071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Nh3-321</text:p>
          </table:table-cell>
          <table:table-cell office:value-type="float" office:value="15">
            <text:p>15</text:p>
          </table:table-cell>
          <table:table-cell office:value-type="float" office:value="0.126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Ch4-321</text:p>
          </table:table-cell>
          <table:table-cell office:value-type="float" office:value="17">
            <text:p>17</text:p>
          </table:table-cell>
          <table:table-cell office:value-type="float" office:value="0.215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H2co-321</text:p>
          </table:table-cell>
          <table:table-cell office:value-type="float" office:value="22">
            <text:p>22</text:p>
          </table:table-cell>
          <table:table-cell office:value-type="float" office:value="0.461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nh3-dp</text:p>
          </table:table-cell>
          <table:table-cell office:value-type="float" office:value="30">
            <text:p>30</text:p>
          </table:table-cell>
          <table:table-cell office:value-type="float" office:value="3.45">
            <text:p>3.45</text:p>
          </table:table-cell>
          <table:table-cell table:number-columns-repeated="2"/>
        </table:table-row>
        <table:table-row table:style-name="ro1">
          <table:table-cell office:value-type="string">
            <text:p>ch4-dp</text:p>
          </table:table-cell>
          <table:table-cell office:value-type="float" office:value="35">
            <text:p>35</text:p>
          </table:table-cell>
          <table:table-cell table:style-name="ce5" office:value-type="float" office:value="6.48">
            <text:p>6.48</text:p>
          </table:table-cell>
          <table:table-cell table:number-columns-repeated="2"/>
        </table:table-row>
        <table:table-row table:style-name="ro1">
          <table:table-cell office:value-type="string">
            <text:p>H2co-dp</text:p>
          </table:table-cell>
          <table:table-cell office:value-type="float" office:value="40">
            <text:p>40</text:p>
          </table:table-cell>
          <table:table-cell office:value-type="float" office:value="11.35">
            <text:p>11.35</text:p>
          </table:table-cell>
          <table:table-cell table:number-columns-repeated="2"/>
        </table:table-row>
        <table:table-row table:style-name="ro1">
          <table:table-cell office:value-type="string">
            <text:p>C6h6-321</text:p>
          </table:table-cell>
          <table:table-cell office:value-type="float" office:value="66">
            <text:p>66</text:p>
          </table:table-cell>
          <table:table-cell office:value-type="float" office:value="32.55">
            <text:p>32.55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9</text:p>
          </table:table-cell>
          <table:table-cell/>
          <table:table-cell>
            <draw:frame table:end-cell-address="Sheet4.K23" table:end-x="0.558cm" table:end-y="0.059cm" draw:z-index="0" draw:style-name="gr1" svg:width="13.604cm" svg:height="9.956cm" svg:x="0.503cm" svg:y="0cm">
              <draw:object draw:notify-on-update-of-ranges="Sheet4.C2:Sheet4.C4 Sheet4.B2:Sheet4.B4 Sheet4.C8:Sheet4.C10 Sheet4.B2:Sheet4.B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ooc:=[.C2]/[.$C$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6.72">
            <text:p>16.72</text:p>
          </table:table-cell>
          <table:table-cell table:formula="oooc:=[.C3]/[.$C$2]" office:value-type="float" office:value="0.633333333333333">
            <text:p>0.6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2.72">
            <text:p>12.72</text:p>
          </table:table-cell>
          <table:table-cell table:formula="oooc:=[.C4]/[.$C$2]" office:value-type="float" office:value="0.481818181818182">
            <text:p>0.4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C6h6-321</text:p>
          </table:table-cell>
          <table:table-cell office:value-type="float" office:value="1">
            <text:p>1</text:p>
          </table:table-cell>
          <table:table-cell office:value-type="float" office:value="45.04">
            <text:p>45.04</text:p>
          </table:table-cell>
          <table:table-cell table:formula="oooc:=[.C8]/[.$C$8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26.66">
            <text:p>26.66</text:p>
          </table:table-cell>
          <table:table-cell table:formula="oooc:=[.C9]/[.$C$8]" office:value-type="float" office:value="0.591918294849023">
            <text:p>0.5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.41">
            <text:p>20.41</text:p>
          </table:table-cell>
          <table:table-cell table:formula="oooc:=[.C10]/[.$C$8]" office:value-type="float" office:value="0.453152753108348">
            <text:p>0.4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Aspirin-sto</text:p>
          </table:table-cell>
          <table:table-cell office:value-type="float" office:value="1">
            <text:p>1</text:p>
          </table:table-cell>
          <table:table-cell office:value-type="float" office:value="453.58">
            <text:p>453.58</text:p>
          </table:table-cell>
          <table:table-cell table:formula="oooc:=[.C14]/[.$C$14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7.14">
            <text:p>207.14</text:p>
          </table:table-cell>
          <table:table-cell table:formula="oooc:=[.C15]/[.$C$14]" office:value-type="float" office:value="0.456677984038097">
            <text:p>0.4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2.99">
            <text:p>152.99</text:p>
          </table:table-cell>
          <table:table-cell table:formula="oooc:=[.C16]/[.$C$14]" office:value-type="float" office:value="0.337294413333921">
            <text:p>0.34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c6h6-dp</text:p>
          </table:table-cell>
          <table:table-cell office:value-type="float" office:value="1">
            <text:p>1</text:p>
          </table:table-cell>
          <table:table-cell office:value-type="float" office:value="786.95">
            <text:p>786.95</text:p>
          </table:table-cell>
          <table:table-cell table:formula="oooc:=[.C21]/[.$C$21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488.99">
            <text:p>488.99</text:p>
          </table:table-cell>
          <table:table-cell table:formula="oooc:=[.C22]/[.$C$21]" office:value-type="float" office:value="0.621373657792744">
            <text:p>0.6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50.66">
            <text:p>350.66</text:p>
          </table:table-cell>
          <table:table-cell table:formula="oooc:=[.C23]/[.$C$21]" office:value-type="float" office:value="0.445593748014486">
            <text:p>0.4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spirin-321</text:p>
          </table:table-cell>
          <table:table-cell office:value-type="float" office:value="1">
            <text:p>1</text:p>
          </table:table-cell>
          <table:table-cell office:value-type="float" office:value="606.55">
            <text:p>606.55</text:p>
          </table:table-cell>
          <table:table-cell table:formula="oooc:=[.C26]/[.$C$26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320.43">
            <text:p>320.43</text:p>
          </table:table-cell>
          <table:table-cell table:formula="oooc:=[.C27]/[.$C$26]" office:value-type="float" office:value="0.528282911548924">
            <text:p>0.5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5.5">
            <text:p>235.5</text:p>
          </table:table-cell>
          <table:table-cell table:formula="oooc:=[.C28]/[.$C$26]" office:value-type="float" office:value="0.388261478855824">
            <text:p>0.39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6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ooc:=[.C35]/[.$C$35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7.34">
            <text:p>17.34</text:p>
          </table:table-cell>
          <table:table-cell table:formula="oooc:=[.C36]/[.$C$2]" office:value-type="float" office:value="0.656818181818182">
            <text:p>0.6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8.28">
            <text:p>18.28</text:p>
          </table:table-cell>
          <table:table-cell table:formula="oooc:=[.C37]/[.$C$2]" office:value-type="float" office:value="0.692424242424242">
            <text:p>0.6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nThread</text:p>
          </table:table-cell>
          <table:table-cell office:value-type="string">
            <text:p>Tgmat, Option, 4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5">
            <text:p>25.00</text:p>
          </table:table-cell>
          <table:table-cell table:formula="oooc:=[.C42]/[.$C$4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22">
            <text:p>22.00</text:p>
          </table:table-cell>
          <table:table-cell table:formula="oooc:=[.C43]/[.$C$42]" office:value-type="float" office:value="0.88">
            <text:p>0.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9.8">
            <text:p>9.80</text:p>
          </table:table-cell>
          <table:table-cell table:formula="oooc:=[.C44]/[.$C$42]" office:value-type="float" office:value="0.392">
            <text:p>0.3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0">10/08/2010</text:date>, <text:time>15:5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3-15T13:32:41</meta:creation-date>
    <dc:date>2010-08-05T14:32:54</dc:date>
    <meta:print-date>2010-08-05T14:31:33</meta:print-date>
    <meta:editing-cycles>67</meta:editing-cycles>
    <meta:editing-duration>P50DT2H49M13S</meta:editing-duration>
    <meta:user-defined meta:name="Info 1"/>
    <meta:user-defined meta:name="Info 2"/>
    <meta:user-defined meta:name="Info 3"/>
    <meta:user-defined meta:name="Info 4"/>
    <meta:document-statistic meta:table-count="5" meta:cell-count="3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0.725cm" svg:height="14.536cm" chart:class="chart:scatter" chart:style-name="ch1">
        <chart:legend chart:legend-position="end" svg:x="18.893cm" svg:y="6.987cm" chart:style-name="ch2"/>
        <chart:plot-area chart:style-name="ch3" table:cell-range-address="Sheet3.B3:Sheet3.C11 Sheet3.C2:Sheet3.C11 Sheet3.B2:Sheet3.B2" chart:data-source-has-labels="row" svg:x="0.414cm" svg:y="0.29cm" svg:width="18.065cm" svg:height="13.66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3:Sheet3.C11" chart:label-cell-address="Sheet3.C2:Sheet3.C2" chart:class="chart:scatter">
            <chart:domain table:cell-range-address="Sheet3.B3:Sheet3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gm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2.55">
                <text:p>32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3.605cm" svg:height="9.957cm" chart:class="chart:scatter" chart:style-name="ch1">
        <chart:legend chart:legend-position="end" svg:x="11.493cm" svg:y="4.509cm" chart:style-name="ch2"/>
        <chart:plot-area chart:style-name="ch3" table:cell-range-address="Sheet4.B2:Sheet4.C4 Sheet4.C8:Sheet4.C10" svg:x="0.272cm" svg:y="0.197cm" svg:width="10.949cm" svg:height="9.3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4" chart:class="chart:scatter">
            <chart:domain table:cell-range-address="Sheet4.B2:Sheet4.B4"/>
            <chart:data-point chart:repeated="3"/>
          </chart:series>
          <chart:series chart:style-name="ch7" chart:values-cell-range-address="Sheet4.C8:Sheet4.C10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6.4">
                <text:p>26.4</text:p>
              </table:table-cell>
              <table:table-cell office:value-type="float" office:value="45.04">
                <text:p>45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2">
                <text:p>16.72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.72">
                <text:p>12.72</text:p>
              </table:table-cell>
              <table:table-cell office:value-type="float" office:value="20.41">
                <text:p>2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54cm" svg:height="7.84cm" chart:class="chart:scatter" chart:style-name="ch1">
        <chart:legend chart:legend-position="end" svg:x="12.888cm" svg:y="3.451cm" chart:style-name="ch2"/>
        <chart:plot-area chart:style-name="ch3" table:cell-range-address="Sheet5.A6:Sheet5.B11 Sheet5.B4:Sheet5.B4 Sheet5.F3:Sheet5.F3 Sheet5.F6:Sheet5.F11 Sheet5.A3:Sheet5.A3" chart:data-source-has-labels="row" svg:x="0.31cm" svg:y="0.156cm" svg:width="12.268cm" svg:height="7.3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6:Sheet5.B11" chart:label-cell-address="Sheet5.B4:Sheet5.B4" chart:class="chart:scatter">
            <chart:domain table:cell-range-address="Sheet5.A6:Sheet5.A11"/>
            <chart:data-point chart:repeated="6"/>
          </chart:series>
          <chart:series chart:style-name="ch7" chart:values-cell-range-address="Sheet5.F6:Sheet5.F11" chart:label-cell-address="Sheet5.F3:Sheet5.F3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o</text:p>
              </table:table-cell>
              <table:table-cell office:value-type="string">
                <text:p>Non-compu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7.3">
                <text:p>7.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2.8">
                <text:p>12.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9.3">
                <text:p>19.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.2">
                <text:p>34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2.1">
                <text:p>52.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456cm" svg:height="9.058cm" chart:class="chart:scatter" chart:style-name="ch1">
        <chart:legend chart:legend-position="end" svg:x="12.805cm" svg:y="4.06cm" chart:style-name="ch2"/>
        <chart:plot-area chart:style-name="ch3" table:cell-range-address="Sheet5.A6:Sheet5.A11 Sheet5.C4:Sheet5.C4 Sheet5.C6:Sheet5.C11 Sheet5.F3:Sheet5.F3 Sheet5.G6:Sheet5.G11 Sheet5.A3:Sheet5.A3" chart:data-source-has-labels="row" svg:x="0.101cm" svg:y="0.239cm" svg:width="12.534cm" svg:height="8.61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C6:Sheet5.C11" chart:label-cell-address="Sheet5.C4:Sheet5.C4" chart:class="chart:scatter">
            <chart:domain table:cell-range-address="Sheet5.A6:Sheet5.A11"/>
            <chart:data-point chart:repeated="6"/>
          </chart:series>
          <chart:series chart:style-name="ch7" chart:values-cell-range-address="Sheet5.G6:Sheet5.G11" chart:label-cell-address="Sheet5.F3:Sheet5.F3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21</text:p>
              </table:table-cell>
              <table:table-cell office:value-type="string">
                <text:p>Non-compu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7.6">
                <text:p>7.6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2.1">
                <text:p>12.1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8.2">
                <text:p>18.2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.9">
                <text:p>30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0.3">
                <text:p>50.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9.8">
                <text:p>69.8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